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_Actions_Student_H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_Actions_Student_Ho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Disciplinary Actions - On-campus Student Housing Facilitie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3">
            <text:p>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6">
            <text:p>106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49">
            <text:p>14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99">
            <text:p>1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1">
            <text:p>8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03">
            <text:p>103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40">
            <text:p>14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432">
            <text:p>43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1">
            <text:p>10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68">
            <text:p>68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05">
            <text:p>205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0">
            <text:p>3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7">
            <text:p>67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249">
            <text:p>24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8">
            <text:p>48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9">
            <text:p>5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56">
            <text:p>4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34">
            <text:p>23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84">
            <text:p>58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19">
            <text:p>36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6">
            <text:p>7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15">
            <text:p>2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8">
            <text:p>128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6">
            <text:p>196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8">
            <text:p>128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77">
            <text:p>5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87">
            <text:p>587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91">
            <text:p>1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7">
            <text:p>3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25">
            <text:p>125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_Actions_Student_Ho" style:display-name="PageStyle_Disciplinary_Actions_Student_Ho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